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normal" officeooo:rsid="000495b0" style:font-style-asian="normal" style:font-style-complex="normal"/>
    </style:style>
    <style:style style:name="P2" style:family="paragraph" style:parent-style-name="Standard">
      <style:text-properties fo:font-style="normal" officeooo:rsid="0005d45a" style:font-style-asian="normal" style:font-style-complex="normal"/>
    </style:style>
    <style:style style:name="P3" style:family="paragraph" style:parent-style-name="Standard">
      <style:text-properties fo:font-style="normal" officeooo:rsid="00082fd0" style:font-style-asian="normal" style:font-style-complex="normal"/>
    </style:style>
    <style:style style:name="T1" style:family="text">
      <style:text-properties officeooo:rsid="000495b0"/>
    </style:style>
    <style:style style:name="T2" style:family="text">
      <style:text-properties fo:font-style="italic" officeooo:rsid="000495b0" style:font-style-asian="italic" style:font-style-complex="italic"/>
    </style:style>
    <style:style style:name="T3" style:family="text">
      <style:text-properties fo:font-style="italic" officeooo:rsid="0005d45a" style:font-style-asian="italic" style:font-style-complex="italic"/>
    </style:style>
    <style:style style:name="T4" style:family="text">
      <style:text-properties fo:font-style="normal" officeooo:rsid="000495b0" style:font-style-asian="normal" style:font-style-complex="normal"/>
    </style:style>
    <style:style style:name="T5" style:family="text">
      <style:text-properties fo:font-style="normal" officeooo:rsid="0005d45a" style:font-style-asian="normal" style:font-style-complex="normal"/>
    </style:style>
    <style:style style:name="T6" style:family="text">
      <style:text-properties fo:font-style="normal" officeooo:rsid="00073bd4" style:font-style-asian="normal" style:font-style-complex="normal"/>
    </style:style>
    <style:style style:name="T7" style:family="text">
      <style:text-properties fo:font-style="normal" officeooo:rsid="00082fd0" style:font-style-asian="normal" style:font-style-complex="normal"/>
    </style:style>
    <style:style style:name="T8" style:family="text">
      <style:text-properties fo:font-style="normal" officeooo:rsid="000966be" style:font-style-asian="normal" style:font-style-complex="normal"/>
    </style:style>
    <style:style style:name="T9" style:family="text">
      <style:text-properties fo:font-style="normal" officeooo:rsid="000a8637" style:font-style-asian="normal" style:font-style-complex="normal"/>
    </style:style>
    <style:style style:name="T10" style:family="text">
      <style:text-properties fo:font-style="normal" officeooo:rsid="000bb18a" style:font-style-asian="normal" style:font-style-complex="normal"/>
    </style:style>
    <style:style style:name="T11" style:family="text">
      <style:text-properties fo:font-style="normal" officeooo:rsid="000d18e3" style:font-style-asian="normal" style:font-style-complex="normal"/>
    </style:style>
    <style:style style:name="T12" style:family="text">
      <style:text-properties fo:font-style="normal" officeooo:rsid="000dbe59" style:font-style-asian="normal" style:font-style-complex="normal"/>
    </style:style>
    <style:style style:name="T13" style:family="text">
      <style:text-properties fo:font-style="normal" officeooo:rsid="000e2d33" style:font-style-asian="normal" style:font-style-complex="normal"/>
    </style:style>
    <style:style style:name="T14" style:family="text">
      <style:text-properties fo:font-style="normal" officeooo:rsid="000fd33a" style:font-style-asian="normal" style:font-style-complex="normal"/>
    </style:style>
    <style:style style:name="T15" style:family="text">
      <style:text-properties fo:font-style="normal" officeooo:rsid="001061dd"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The United Star Vehicle Catseye moved through space. At ease with the rest of the cosmos, it was the only ship of her kind. Well so far. Other vessels would be created in the future, but not anytime soon.</text:span></text:p>
      <text:p text:style-name="Standard"><text:tab/><text:span text:style-name="T1">Commander Kip Kidleson stood at the rear hatch. He awaited the next generation of crew members to take hold of </text:span><text:span text:style-name="T2">his</text:span><text:span text:style-name="T4"> ship. Kip grunted at the thought. How dare another group of </text:span><text:span text:style-name="T2">kids</text:span><text:span text:style-name="T4"> take over </text:span><text:span text:style-name="T2">his</text:span><text:span text:style-name="T4"> vessel. He understood the group was to be a generational crew. The ship itself was meant for generational voyages. A century here, another century there. It wasn't meant to return home for well over six hundred years.</text:span></text:p>
      <text:p text:style-name="P1"><text:tab/>What he didn't understand was how the high command expected a group of kids to learn the vessel in such a small amount of time. Sure they had been through school. Kip groaned at the thought. School would never be enough to make anyone an expert, especially when it came to his vessel.</text:p>
      <text:p text:style-name="Standard"><text:span text:style-name="T4"><text:tab/>Kip's thoughts were cut short as the docking bay door opened. <text:s/></text:span><text:span text:style-name="T5">Standing at attention, he welcomed the wannabe crew members aboard.</text:span></text:p>
      <text:p text:style-name="Standard"><text:span text:style-name="T5"><text:tab/>The first </text:span><text:span text:style-name="T3">kid</text:span><text:span text:style-name="T5"> to arrive was a woman. Roughly twenty years of age. She approached Kip with a smile. “Amanda Rogers.” She said introducing herself. Extending a hand, Amanda shook Kip's. Her smiled continued to grow.</text:span></text:p>
      <text:p text:style-name="P2"><text:tab/>Kip looked at the blond female. She was to be their leader. “Welcome aboard, Lieutenant.” He allowed a slight smile. It wasn't anything to be too grateful for. She was taking his position after all. “I assume your promotion will be this afternoon.”</text:p>
      <text:p text:style-name="P2"><text:tab/>Amanda nodded. “Yes, you assume correctly. I relieve you sir.”</text:p>
      <text:p text:style-name="P2"><text:tab/>Kip again stood at attention. “I stand relieved. The ship is yours lieutenant. Don't break her.” He smirked at the thought.</text:p>
      <text:p text:style-name="Standard"><text:span text:style-name="T5"><text:tab/>Amanda chuckled. The man had a sense of humor. Too bad he wouldn't be joining her on their mission. She could use someone with such a knack </text:span><text:span text:style-name="T6">for humanity. Such a shame. “</text:span><text:span text:style-name="T7">I'd introduce you to the rest of my crew, but I'm guessing you don't care about us.”</text:span></text:p>
      <text:p text:style-name="P3"><text:tab/>The woman was right. Kip didn't give a damn about her crew or her mission. His job was done. The ship was ready for whatever the kids would put her though. A shame, a crying shame. He walked past her without further comment.</text:p>
      <text:p text:style-name="Standard"><text:span text:style-name="T7"><text:tab/></text:span><text:span text:style-name="T8">Exiting the ship, Kip boarded the shuttle that would take him back home. Home. What an odd thought, he had spent well over a year on the ship and wasn't given the opportunity to see her off on her maiden voyage. </text:span><text:span text:style-name="T9">Kip didn't think he would care so much about a ship. Shaking his head he put the past behind him. It was no use. The ship was Amanda's now, she would do with her as she wished.</text:span></text:p>
      <text:p text:style-name="Standard"><text:span text:style-name="T9"><text:tab/></text:span><text:span text:style-name="T10">The shuttle disembarked and headed on its way.</text:span></text:p>
      <text:p text:style-name="Standard"><text:span text:style-name="T10"><text:tab/>On the bridge, Amanda looked around. It was of small design. Clean. Efficient. </text:span><text:span text:style-name="T11">She was reminded of a small bomb shelter back on her home world. </text:span><text:span text:style-name="T12">A place Amanda had grown up in during the escalating wars against her people. </text:span><text:span text:style-name="T13">A main console sat in the center of the bridge. Her chair was off to the left of that console. </text:span><text:span text:style-name="T14">Four workstations surrounded the bridge. Each workstation was dedicated to a specific function. Navigation, Environmental Control, Engineering, and Weapons.</text:span></text:p>
      <text:p text:style-name="Standard"><text:span text:style-name="T14"><text:tab/></text:span><text:span text:style-name="T15">Her crew would arrive shortly. Amanda wanted to be ready for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22:34:45.702261295</meta:creation-date>
    <dc:date>2015-01-25T23:23:01.471268267</dc:date>
    <meta:editing-duration>PT15M8S</meta:editing-duration>
    <meta:editing-cycles>12</meta:editing-cycles>
    <meta:generator>LibreOffice/4.2.7.2$Linux_X86_64 LibreOffice_project/420m0$Build-2</meta:generator>
    <meta:document-statistic meta:table-count="0" meta:image-count="0" meta:object-count="0" meta:page-count="1" meta:paragraph-count="14" meta:word-count="565" meta:character-count="3139" meta:non-whitespace-character-count="2573"/>
  </office:meta>
</office:document-meta>
</file>